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paragraph-rsid="00212e4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paragraph-rsid="00212e4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225fb0" officeooo:paragraph-rsid="00225fb0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225fb0" officeooo:paragraph-rsid="0028011c"/>
    </style:style>
    <style:style style:name="T1" style:family="text">
      <style:text-properties officeooo:rsid="0025ed02"/>
    </style:style>
    <style:style style:name="T2" style:family="text">
      <style:text-properties officeooo:rsid="0026043e"/>
    </style:style>
    <style:style style:name="T3" style:family="text">
      <style:text-properties officeooo:rsid="002699cf"/>
    </style:style>
    <style:style style:name="T4" style:family="text">
      <style:text-properties officeooo:rsid="002801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s: Load in, have a top down view of the solar system and a simple HUD.</text:p>
      <text:p text:style-name="P1">Techniques: rendering, lighting, UI, skybox, particle system.</text:p>
      <text:p text:style-name="P1"/>
      <text:p text:style-name="P1">1s - 5s: Click on a planet and zoom in.</text:p>
      <text:p text:style-name="P1">Techniques: rendering, lighting, UI, skybox, particle system, animation, possible level of detail optimizations, user input, event system.</text:p>
      <text:p text:style-name="P1"/>
      <text:p text:style-name="P1">5s - 10s: Rotate camera around the planet by clicking and dragging.</text:p>
      <text:p text:style-name="P1">Techniques: rendering, lighting, shadows, UI, skybox, particle system, animation, LOD, user input, event system.</text:p>
      <text:p text:style-name="P1"/>
      <text:p text:style-name="P1">10s - 15s: Place towers on the planet's surface.</text:p>
      <text:p text:style-name="P1">Tech<text:span text:style-name="T1">n</text:span>iques: rendering, lighting, shadows, UI, skybox, particle system, animation, LOD, user input, event system, "ghost towers", adding objects to the world.</text:p>
      <text:p text:style-name="P1"/>
      <text:p text:style-name="P1">15s-20s: Start attack phase. Enemies stream in from some directions.</text:p>
      <text:p text:style-name="P3">Techniques: <text:span text:style-name="T2">rendering, lighting, shadows, UI, skybox, particle system, animation, user input, free movement of player, weapon systems, event system.</text:span></text:p>
      <text:p text:style-name="P1"/>
      <text:p text:style-name="P1">20s-25s: Shoot enemies, towers are shooting enemies, enemies are dying.</text:p>
      <text:p text:style-name="P3">Techniques: <text:span text:style-name="T3">rendering, lighting, shadows, UI, skybox, particle system, animation, user input, free movement of player, weapon systems, event system.</text:span></text:p>
      <text:p text:style-name="P1"/>
      <text:p text:style-name="P1">25s-30s: Planet gets destroyed, but we manage to kill all the enemies.</text:p>
      <text:p text:style-name="P4">Techniques: <text:span text:style-name="T2">rendering, lighting, shadows, UI, skybox, particle system, animation, user input, free movement of player, weapon systems, event system, </text:span><text:span text:style-name="T4">mesh/voxel destructi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13:40.268449166</meta:creation-date>
    <meta:generator>LibreOffice/6.4.7.2$Linux_X86_64 LibreOffice_project/40$Build-2</meta:generator>
    <dc:date>2022-02-15T12:31:26.747759378</dc:date>
    <meta:editing-duration>PT17M14S</meta:editing-duration>
    <meta:editing-cycles>7</meta:editing-cycles>
    <meta:document-statistic meta:table-count="0" meta:image-count="0" meta:object-count="0" meta:page-count="1" meta:paragraph-count="14" meta:word-count="197" meta:character-count="1370" meta:non-whitespace-character-count="1187"/>
  </office:meta>
</office:document-meta>
</file>